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1" svg:font-family="'Liberation Mono'"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0ec46c" officeooo:paragraph-rsid="000ec46c"/>
    </style:style>
    <style:style style:name="P2" style:family="paragraph" style:parent-style-name="Standard">
      <style:text-properties officeooo:rsid="000ec46c" officeooo:paragraph-rsid="000ec46c"/>
    </style:style>
    <style:style style:name="P3" style:family="paragraph" style:parent-style-name="Standard">
      <style:text-properties officeooo:rsid="000ec46c" officeooo:paragraph-rsid="006bbe2a"/>
    </style:style>
    <style:style style:name="P4" style:family="paragraph" style:parent-style-name="Standard">
      <style:text-properties officeooo:rsid="006bbe2a" officeooo:paragraph-rsid="006bbe2a"/>
    </style:style>
    <style:style style:name="P5" style:family="paragraph" style:parent-style-name="Standard">
      <style:text-properties officeooo:rsid="006fdc05" officeooo:paragraph-rsid="006fdc05"/>
    </style:style>
    <style:style style:name="P6" style:family="paragraph" style:parent-style-name="Standard">
      <style:text-properties officeooo:rsid="0072b479" officeooo:paragraph-rsid="0072b479"/>
    </style:style>
    <style:style style:name="P7" style:family="paragraph" style:parent-style-name="Text_20_body">
      <style:text-properties officeooo:paragraph-rsid="0084a04f"/>
    </style:style>
    <style:style style:name="P8" style:family="paragraph" style:parent-style-name="Text_20_body">
      <style:text-properties officeooo:paragraph-rsid="0086a2b1"/>
    </style:style>
    <style:style style:name="P9" style:family="paragraph" style:parent-style-name="Standard" style:list-style-name="L1">
      <style:text-properties officeooo:rsid="0072b479" officeooo:paragraph-rsid="00791642"/>
    </style:style>
    <style:style style:name="P10" style:family="paragraph" style:parent-style-name="Standard" style:list-style-name="L4">
      <style:text-properties officeooo:rsid="0066b9ae" officeooo:paragraph-rsid="007a30f4"/>
    </style:style>
    <style:style style:name="P11" style:family="paragraph" style:parent-style-name="Standard" style:list-style-name="L4">
      <style:text-properties officeooo:rsid="0066b9ae" officeooo:paragraph-rsid="007bc5c2"/>
    </style:style>
    <style:style style:name="P12" style:family="paragraph" style:parent-style-name="Standard" style:list-style-name="L4">
      <style:text-properties officeooo:rsid="0066b9ae" officeooo:paragraph-rsid="007d4e7c"/>
    </style:style>
    <style:style style:name="P13" style:family="paragraph" style:parent-style-name="Standard" style:list-style-name="L4">
      <style:text-properties officeooo:rsid="0066b9ae" officeooo:paragraph-rsid="007e64c7"/>
    </style:style>
    <style:style style:name="P14" style:family="paragraph" style:parent-style-name="Standard" style:list-style-name="L4">
      <style:text-properties officeooo:rsid="0066b9ae" officeooo:paragraph-rsid="007f4f9b"/>
    </style:style>
    <style:style style:name="P15" style:family="paragraph" style:parent-style-name="Standard" style:list-style-name="L4">
      <style:text-properties officeooo:rsid="0066b9ae" officeooo:paragraph-rsid="008cd5d7"/>
    </style:style>
    <style:style style:name="P16" style:family="paragraph" style:parent-style-name="Standard">
      <style:text-properties officeooo:rsid="0066b9ae" officeooo:paragraph-rsid="008cd5d7"/>
    </style:style>
    <style:style style:name="P17" style:family="paragraph" style:parent-style-name="Standard" style:list-style-name="L4"/>
    <style:style style:name="P18" style:family="paragraph" style:parent-style-name="Standard" style:list-style-name="L4">
      <style:text-properties officeooo:paragraph-rsid="008cd5d7"/>
    </style:style>
    <style:style style:name="P19" style:family="paragraph" style:parent-style-name="Standard" style:list-style-name="L4">
      <style:text-properties officeooo:paragraph-rsid="008ceb64"/>
    </style:style>
    <style:style style:name="P20" style:family="paragraph" style:parent-style-name="Standard">
      <style:text-properties officeooo:rsid="000ec46c" officeooo:paragraph-rsid="008cd5d7"/>
    </style:style>
    <style:style style:name="P21" style:family="paragraph" style:parent-style-name="Standard" style:list-style-name="L7">
      <style:text-properties officeooo:paragraph-rsid="008cd5d7"/>
    </style:style>
    <style:style style:name="P22" style:family="paragraph" style:parent-style-name="Standard" style:list-style-name="L7">
      <style:text-properties officeooo:rsid="008cd5d7" officeooo:paragraph-rsid="008cd5d7"/>
    </style:style>
    <style:style style:name="P23" style:family="paragraph" style:parent-style-name="Standard">
      <style:text-properties officeooo:rsid="008cd5d7" officeooo:paragraph-rsid="008cd5d7"/>
    </style:style>
    <style:style style:name="P24" style:family="paragraph" style:parent-style-name="Standard" style:list-style-name="L8">
      <style:text-properties officeooo:rsid="008cd5d7" officeooo:paragraph-rsid="008cd5d7"/>
    </style:style>
    <style:style style:name="P25" style:family="paragraph" style:parent-style-name="Standard">
      <style:text-properties officeooo:rsid="006bbe2a" officeooo:paragraph-rsid="006bbe2a"/>
    </style:style>
    <style:style style:name="P26" style:family="paragraph" style:parent-style-name="Standard">
      <style:text-properties officeooo:paragraph-rsid="008cd5d7"/>
    </style:style>
    <style:style style:name="P27" style:family="paragraph" style:parent-style-name="Standard">
      <style:text-properties style:use-window-font-color="true" style:font-name="Ubuntu" fo:font-weight="normal" officeooo:rsid="000ec46c" officeooo:paragraph-rsid="006fdc05" style:font-size-asian="10.5pt" style:font-weight-asian="normal" style:font-weight-complex="normal"/>
    </style:style>
    <style:style style:name="P28" style:family="paragraph" style:parent-style-name="Text_20_body" style:list-style-name="L4">
      <style:text-properties officeooo:rsid="0074761f" officeooo:paragraph-rsid="008cd5d7"/>
    </style:style>
    <style:style style:name="P29" style:family="paragraph" style:parent-style-name="Text_20_body" style:list-style-name="L4">
      <style:text-properties officeooo:rsid="00788a37" officeooo:paragraph-rsid="008cd5d7"/>
    </style:style>
    <style:style style:name="P30" style:family="paragraph" style:parent-style-name="Text_20_body" style:list-style-name="L5">
      <style:text-properties officeooo:paragraph-rsid="008277b7"/>
    </style:style>
    <style:style style:name="P31" style:family="paragraph" style:parent-style-name="Text_20_body" style:list-style-name="L5">
      <style:text-properties officeooo:paragraph-rsid="0082e9d9"/>
    </style:style>
    <style:style style:name="P32" style:family="paragraph" style:parent-style-name="Text_20_body" style:list-style-name="L5">
      <style:text-properties officeooo:paragraph-rsid="0084a04f"/>
    </style:style>
    <style:style style:name="P33" style:family="paragraph" style:parent-style-name="Text_20_body" style:list-style-name="L5">
      <style:text-properties officeooo:paragraph-rsid="0086a2b1"/>
    </style:style>
    <style:style style:name="P34" style:family="paragraph" style:parent-style-name="Text_20_body" style:list-style-name="L6">
      <style:text-properties officeooo:paragraph-rsid="0086a2b1"/>
    </style:style>
    <style:style style:name="P35" style:family="paragraph" style:parent-style-name="Text_20_body" style:list-style-name="L6">
      <style:text-properties officeooo:paragraph-rsid="0088067a"/>
    </style:style>
    <style:style style:name="P36" style:family="paragraph" style:parent-style-name="Heading_20_1">
      <style:paragraph-properties fo:text-align="center" style:justify-single-word="false"/>
      <style:text-properties officeooo:paragraph-rsid="00791642"/>
    </style:style>
    <style:style style:name="P37" style:family="paragraph" style:parent-style-name="Heading_20_3">
      <style:text-properties officeooo:rsid="00119378" officeooo:paragraph-rsid="008cd5d7"/>
    </style:style>
    <style:style style:name="P38" style:family="paragraph" style:parent-style-name="Heading_20_3">
      <style:text-properties officeooo:paragraph-rsid="0086a2b1"/>
    </style:style>
    <style:style style:name="P39" style:family="paragraph" style:parent-style-name="Heading_20_3">
      <style:text-properties style:use-window-font-color="true" style:font-name="Ubuntu" fo:font-weight="normal" officeooo:rsid="000ec46c" officeooo:paragraph-rsid="008cd5d7" style:font-size-asian="10.5pt" style:font-weight-asian="normal" style:font-weight-complex="normal"/>
    </style:style>
    <style:style style:name="T1" style:family="text">
      <style:text-properties officeooo:rsid="00521f32"/>
    </style:style>
    <style:style style:name="T2" style:family="text">
      <style:text-properties officeooo:rsid="007e64c7"/>
    </style:style>
    <style:style style:name="T3" style:family="text">
      <style:text-properties officeooo:rsid="000ec46c"/>
    </style:style>
    <style:style style:name="T4" style:family="text">
      <style:text-properties officeooo:rsid="001fff35"/>
    </style:style>
    <style:style style:name="T5" style:family="text">
      <style:text-properties style:use-window-font-color="true" style:font-name="Ubuntu2" fo:font-weight="normal" officeooo:rsid="0072b479" style:font-size-asian="10.5pt" style:font-weight-asian="normal" style:font-weight-complex="normal"/>
    </style:style>
    <style:style style:name="T6" style:family="text">
      <style:text-properties style:use-window-font-color="true" style:font-name="Ubuntu2" fo:font-weight="normal" officeooo:rsid="0074761f" style:font-size-asian="10.5pt" style:font-weight-asian="normal" style:font-weight-complex="normal"/>
    </style:style>
    <style:style style:name="T7" style:family="text">
      <style:text-properties style:use-window-font-color="true" style:font-name="Ubuntu2" fo:font-weight="normal" officeooo:rsid="007a30f4" style:font-size-asian="10.5pt" style:font-weight-asian="normal" style:font-weight-complex="normal"/>
    </style:style>
    <style:style style:name="T8" style:family="text">
      <style:text-properties style:use-window-font-color="true" style:font-name="Ubuntu2" fo:font-weight="normal" officeooo:rsid="007bc5c2" style:font-size-asian="10.5pt" style:font-weight-asian="normal" style:font-weight-complex="normal"/>
    </style:style>
    <style:style style:name="T9" style:family="text">
      <style:text-properties style:use-window-font-color="true" style:font-name="Ubuntu2" fo:font-weight="normal" officeooo:rsid="007cd1af" style:font-size-asian="10.5pt" style:font-weight-asian="normal" style:font-weight-complex="normal"/>
    </style:style>
    <style:style style:name="T10" style:family="text">
      <style:text-properties style:use-window-font-color="true" style:font-name="Ubuntu2" fo:font-weight="normal" officeooo:rsid="007ce106" style:font-size-asian="10.5pt" style:font-weight-asian="normal" style:font-weight-complex="normal"/>
    </style:style>
    <style:style style:name="T11" style:family="text">
      <style:text-properties style:use-window-font-color="true" style:font-name="Ubuntu2" fo:font-weight="normal" officeooo:rsid="007d4e7c" style:font-size-asian="10.5pt" style:font-weight-asian="normal" style:font-weight-complex="normal"/>
    </style:style>
    <style:style style:name="T12" style:family="text">
      <style:text-properties style:use-window-font-color="true" style:font-name="Ubuntu2" fo:font-weight="normal" officeooo:rsid="007e64c7" style:font-size-asian="10.5pt" style:font-weight-asian="normal" style:font-weight-complex="normal"/>
    </style:style>
    <style:style style:name="T13" style:family="text">
      <style:text-properties style:use-window-font-color="true" style:font-name="Ubuntu2" fo:font-weight="normal" officeooo:rsid="007f4f9b" style:font-size-asian="10.5pt" style:font-weight-asian="normal" style:font-weight-complex="normal"/>
    </style:style>
    <style:style style:name="T14" style:family="text">
      <style:text-properties style:use-window-font-color="true" style:font-name="Ubuntu2" fo:font-weight="normal" officeooo:rsid="00801bba" style:font-size-asian="10.5pt" style:font-weight-asian="normal" style:font-weight-complex="normal"/>
    </style:style>
    <style:style style:name="T15" style:family="text">
      <style:text-properties style:use-window-font-color="true" style:font-name="Ubuntu2" fo:font-weight="normal" officeooo:rsid="0081eee2" style:font-size-asian="10.5pt" style:font-weight-asian="normal" style:font-weight-complex="normal"/>
    </style:style>
    <style:style style:name="T16" style:family="text">
      <style:text-properties style:use-window-font-color="true" style:font-name="Ubuntu2" fo:font-weight="normal" officeooo:rsid="008277b7" style:font-size-asian="10.5pt" style:font-weight-asian="normal" style:font-weight-complex="normal"/>
    </style:style>
    <style:style style:name="T17" style:family="text">
      <style:text-properties style:use-window-font-color="true" style:font-name="Ubuntu2" fo:font-weight="normal" officeooo:rsid="00747c0d" style:font-size-asian="10.5pt" style:font-weight-asian="normal" style:font-weight-complex="normal"/>
    </style:style>
    <style:style style:name="T18" style:family="text">
      <style:text-properties style:use-window-font-color="true" style:font-name="Ubuntu2" fo:font-weight="normal" officeooo:rsid="008cd5d7" style:font-size-asian="10.5pt" style:font-weight-asian="normal" style:font-weight-complex="normal"/>
    </style:style>
    <style:style style:name="T19" style:family="text">
      <style:text-properties style:use-window-font-color="true" style:font-name="Ubuntu2" fo:font-weight="normal" officeooo:rsid="008cd5d7" style:font-weight-asian="normal" style:font-weight-complex="normal"/>
    </style:style>
    <style:style style:name="T20" style:family="text">
      <style:text-properties style:use-window-font-color="true" style:font-name="Ubuntu2" fo:font-size="14.1000003814697pt" fo:font-weight="normal" officeooo:rsid="008cd5d7" style:font-size-asian="10.5pt" style:font-weight-asian="normal" style:font-size-complex="14.1000003814697pt" style:font-weight-complex="normal"/>
    </style:style>
    <style:style style:name="T21" style:family="text">
      <style:text-properties style:use-window-font-color="true" style:font-name="Ubuntu2" fo:font-size="12pt" fo:font-weight="normal" officeooo:rsid="008cd5d7" style:font-size-asian="12pt" style:font-weight-asian="normal" style:font-size-complex="12pt" style:font-weight-complex="normal"/>
    </style:style>
    <style:style style:name="T22" style:family="text">
      <style:text-properties style:use-window-font-color="true" style:font-name="Ubuntu Mono" fo:font-size="14.1000003814697pt" fo:font-weight="normal" officeooo:rsid="008cd5d7" style:font-size-asian="10.5pt" style:font-weight-asian="normal" style:font-size-complex="14.1000003814697pt" style:font-weight-complex="normal"/>
    </style:style>
    <style:style style:name="T23" style:family="text">
      <style:text-properties style:use-window-font-color="true" style:font-name="Ubuntu Mono" fo:font-weight="normal" officeooo:rsid="008cd5d7" style:font-weight-asian="normal" style:font-weight-complex="normal"/>
    </style:style>
    <style:style style:name="T24" style:family="text">
      <style:text-properties style:use-window-font-color="true" style:font-name="Ubuntu Mono" fo:font-size="12pt" fo:font-weight="normal" officeooo:rsid="008cd5d7" style:font-size-asian="12pt" style:font-weight-asian="normal" style:font-size-complex="12pt" style:font-weight-complex="normal"/>
    </style:style>
    <style:style style:name="T25" style:family="text">
      <style:text-properties style:font-name="Ubuntu Mono" officeooo:rsid="0078a572"/>
    </style:style>
    <style:style style:name="T26" style:family="text">
      <style:text-properties style:font-name="Ubuntu Mono" officeooo:rsid="0082e9d9"/>
    </style:style>
    <style:style style:name="T27" style:family="text">
      <style:text-properties style:font-name="Ubuntu Mono" officeooo:rsid="0084a04f"/>
    </style:style>
    <style:style style:name="T28" style:family="text">
      <style:text-properties style:font-name="Ubuntu Mono" officeooo:rsid="008277b7"/>
    </style:style>
    <style:style style:name="T29" style:family="text">
      <style:text-properties style:font-name="Ubuntu Mono" officeooo:rsid="0084e053"/>
    </style:style>
    <style:style style:name="T30" style:family="text">
      <style:text-properties style:font-name="Ubuntu Mono" officeooo:rsid="0086a2b1"/>
    </style:style>
    <style:style style:name="T31" style:family="text">
      <style:text-properties officeooo:rsid="0072b479"/>
    </style:style>
    <style:style style:name="T32" style:family="text">
      <style:text-properties officeooo:rsid="0078a572"/>
    </style:style>
    <style:style style:name="T33" style:family="text">
      <style:text-properties style:font-name="Ubuntu1" fo:font-size="14.1000003814697pt" fo:font-weight="bold" officeooo:rsid="00119378" style:font-name-asian="DejaVu Sans" style:font-size-asian="14.1000003814697pt" style:font-weight-asian="bold" style:font-name-complex="Lohit Hindi" style:font-size-complex="14.1000003814697pt" style:font-weight-complex="bold"/>
    </style:style>
    <style:style style:name="T34" style:family="text">
      <style:text-properties style:font-name="Ubuntu1" fo:font-size="14.1000003814697pt" fo:font-weight="bold" officeooo:rsid="007bc5c2" style:font-name-asian="DejaVu Sans" style:font-size-asian="14.1000003814697pt" style:font-weight-asian="bold" style:font-name-complex="Lohit Hindi" style:font-size-complex="14.1000003814697pt" style:font-weight-complex="bold"/>
    </style:style>
    <style:style style:name="T35" style:family="text">
      <style:text-properties style:font-name="Ubuntu1" fo:font-size="14.1000003814697pt" fo:font-weight="bold" officeooo:rsid="008cd5d7" style:font-name-asian="DejaVu Sans" style:font-size-asian="14.1000003814697pt" style:font-weight-asian="bold" style:font-name-complex="Lohit Hindi" style:font-size-complex="14.1000003814697pt" style:font-weight-complex="bold"/>
    </style:style>
    <style:style style:name="T36" style:family="text">
      <style:text-properties style:font-name="Ubuntu2"/>
    </style:style>
    <style:style style:name="T37" style:family="text">
      <style:text-properties style:font-name="Ubuntu2" officeooo:rsid="008277b7"/>
    </style:style>
    <style:style style:name="T38" style:family="text">
      <style:text-properties style:font-name="Ubuntu2" officeooo:rsid="0082e9d9"/>
    </style:style>
    <style:style style:name="T39" style:family="text">
      <style:text-properties style:font-name="Ubuntu2" officeooo:rsid="0084a04f"/>
    </style:style>
    <style:style style:name="T40" style:family="text">
      <style:text-properties style:font-name="Ubuntu2" officeooo:rsid="0084e053"/>
    </style:style>
    <style:style style:name="T41" style:family="text">
      <style:text-properties style:font-name="Ubuntu2" officeooo:rsid="0086a2b1"/>
    </style:style>
    <style:style style:name="T42" style:family="text">
      <style:text-properties style:font-name="Ubuntu2" officeooo:rsid="0088067a"/>
    </style:style>
    <style:style style:name="T43" style:family="text">
      <style:text-properties style:font-name="Ubuntu2" officeooo:rsid="00898c91"/>
    </style:style>
    <style:style style:name="T44" style:family="text">
      <style:text-properties style:font-name="Ubuntu2" officeooo:rsid="008ceb64"/>
    </style:style>
    <style:style style:name="T45" style:family="text">
      <style:text-properties style:font-name="Liberation Mono1" officeooo:rsid="0084a04f"/>
    </style:style>
    <style:style style:name="T46" style:family="text">
      <style:text-properties style:font-name="Liberation Mono1" officeooo:rsid="008277b7"/>
    </style:style>
    <style:style style:name="T47" style:family="text">
      <style:text-properties officeooo:rsid="008af599"/>
    </style:style>
    <style:style style:name="T48" style:family="text">
      <style:text-properties officeooo:rsid="008c365d"/>
    </style:style>
    <style:style style:name="T49" style:family="text">
      <style:text-properties officeooo:rsid="008cd5d7"/>
    </style:style>
    <style:style style:name="T50" style:family="text">
      <style:text-properties style:font-name="Ubuntu Mono"/>
    </style:style>
    <style:style style:name="T51" style:family="text">
      <style:text-properties style:font-name="Ubuntu2"/>
    </style:style>
    <style:style style:name="T52" style:family="text">
      <style:text-properties style:font-name="Ubuntu2" officeooo:rsid="008cd5d7"/>
    </style:style>
    <style:style style:name="T53" style:family="text">
      <style:text-properties style:font-name="Ubuntu2" officeooo:rsid="008ceb6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text:span text:style-name="T4">P</text:span> <text:span text:style-name="T31">5</text:span> <text:span text:style-name="T3">— Recherche / Mot de passe — PHP</text:span></text:h>
      <text:p text:style-name="P2"/>
      <text:p text:style-name="P20">Le but de ce TP est :</text:p>
      <text:list xml:id="list2799434293" text:style-name="L7">
        <text:list-item>
          <text:p text:style-name="P22">de vérifier qu’un article existe bien avant de l’afficher</text:p>
        </text:list-item>
        <text:list-item>
          <text:p text:style-name="P21"><text:span text:style-name="T2">de modifier un article avec sa catégorie et état publié / non-publié.</text:span></text:p>
        </text:list-item>
      </text:list>
      <text:list xml:id="list3465103093" text:style-name="L1">
        <text:list-item>
          <text:p text:style-name="P9">de voir comment on peut faire de la recherche dans une table </text:p>
        </text:list-item>
        <text:list-item>
          <text:p text:style-name="P9">de voir comment on peut stocker un mot de passe</text:p>
        </text:list-item>
      </text:list>
      <text:p text:style-name="P3"/>
      <text:p text:style-name="P6">Nous allons continuer le TP 4.</text:p>
      <text:p text:style-name="P4"/>
      <text:p text:style-name="P23">N’oublier pas : </text:p>
      <text:list xml:id="list4237924451" text:style-name="L8">
        <text:list-item>
          <text:p text:style-name="P24">Protégez toujours les entrez utilisateurs à l’aide de <text:span text:style-name="T50">$pdo→quote</text:span></text:p>
        </text:list-item>
        <text:list-item>
          <text:p text:style-name="P24">Ne faite jamais de requête <text:span text:style-name="T50">SQL</text:span> dans une boucle</text:p>
        </text:list-item>
      </text:list>
      <text:p text:style-name="P4"/>
      <text:p text:style-name="P5">N’hésitez pas à consulter la documentation PHP : <text:a xlink:type="simple" xlink:href="http://www.php.net/" text:style-name="Internet_20_link" text:visited-style-name="Visited_20_Internet_20_Link">http://www.php.net/</text:a></text:p>
      <text:p text:style-name="P27"/>
      <text:h text:style-name="P39" text:outline-level="3"><text:span text:style-name="Source_20_Text"><text:span text:style-name="T33">Question </text:span></text:span><text:span text:style-name="Source_20_Text"><text:span text:style-name="T35">0</text:span></text:span><text:span text:style-name="Source_20_Text"><text:span text:style-name="T33">. </text:span></text:span><text:span text:style-name="Source_20_Text"><text:span text:style-name="T35">Gestion des erreurs</text:span></text:span></text:h>
      <text:list xml:id="list2924466399" text:style-name="L4">
        <text:list-item>
          <text:p text:style-name="P17"><text:span text:style-name="Source_20_Text"><text:span text:style-name="T36">Sur la page d’un article (posts.php) vous faites un requête en récupérant un paramètre de l’URL, que se passe-t-il si cet identifiant n’existe pas dans la base ?</text:span></text:span></text:p>
        </text:list-item>
        <text:list-item>
          <text:p text:style-name="P17"><text:span text:style-name="Source_20_Text"><text:span text:style-name="T36">Vérifier la réponse à votre requêtes SQL pour vous assurez qu’il y ait bien un résultat, sinon afficher un message d’erreur (type erreur 404)</text:span></text:span></text:p>
        </text:list-item>
        <text:list-item>
          <text:p text:style-name="P17"><text:span text:style-name="Source_20_Text"><text:span text:style-name="T36">En cas d’erreur, rediriger l’utilisateur vers la page d’accueil et afficher un message </text:span></text:span><text:span text:style-name="Source_20_Text"><text:span text:style-name="T52">d’erreur. (vous pouvez utiliser la variable php de session $_SESSION </text:span></text:span><text:span text:style-name="Source_20_Text"><text:span text:style-name="T44">ou utilisez les fonctions de ce fichier </text:span></text:span><text:a xlink:type="simple" xlink:href="https://github.com/nathanaelmartel/TP4database/blob/master/lib/flash.php" text:style-name="Internet_20_link" text:visited-style-name="Visited_20_Internet_20_Link"><text:span text:style-name="Source_20_Text"><text:span text:style-name="T44">https://github.com/nathanaelmartel/TP4database/blob/master/lib/flash.php</text:span></text:span></text:a><text:span text:style-name="Source_20_Text"><text:span text:style-name="T44"> </text:span></text:span><text:span text:style-name="Source_20_Text"><text:span text:style-name="T52">).</text:span></text:span></text:p>
          <text:p text:style-name="P19"><text:span text:style-name="Source_20_Text"><text:span text:style-name="T44">Pour la redirection, vous pouvez regarder </text:span></text:span><text:a xlink:type="simple" xlink:href="https://gist.github.com/nathanaelmartel/58d16577140722b1cdc1b4d628d3ae26" text:style-name="Internet_20_link" text:visited-style-name="Visited_20_Internet_20_Link"><text:span text:style-name="Source_20_Text"><text:span text:style-name="T44">https://gist.github.com/nathanaelmartel/58d16577140722b1cdc1b4d628d3ae26</text:span></text:span></text:a><text:span text:style-name="Source_20_Text"><text:span text:style-name="T44"> </text:span></text:span></text:p>
        </text:list-item>
      </text:list>
      <text:h text:style-name="Heading_20_3" text:outline-level="3"><text:span text:style-name="Source_20_Text"><text:span text:style-name="T33">Question </text:span></text:span><text:span text:style-name="Source_20_Text"><text:span text:style-name="T35">1</text:span></text:span><text:span text:style-name="Source_20_Text"><text:span text:style-name="T33">. </text:span></text:span><text:span text:style-name="Source_20_Text"><text:span text:style-name="T34">Modification article</text:span></text:span></text:h>
      <text:list xml:id="list135738561513055" text:continue-numbering="true" text:style-name="L4">
        <text:list-item>
          <text:p text:style-name="P10"><text:span text:style-name="Source_20_Text"><text:span text:style-name="T7">Créez un fichier «article-edit.php» en partant de la même base que «article.php». Ce fichier permettra de modifier l’article.<text:line-break/></text:span></text:span><text:span text:style-name="Source_20_Text"><text:span text:style-name="T8">Sur les articles, ajoutez un lien «modifier» vers cette nouvelle page.</text:span></text:span></text:p>
        </text:list-item>
        <text:list-item>
          <text:p text:style-name="P11"><text:span text:style-name="Source_20_Text"><text:span text:style-name="T7">Remplace</text:span></text:span><text:span text:style-name="Source_20_Text"><text:span text:style-name="T8">z</text:span></text:span><text:span text:style-name="Source_20_Text"><text:span text:style-name="T7"> le contenu de la page par un formulaire permettant de saisir le titre et le conte</text:span></text:span><text:span text:style-name="Source_20_Text"><text:span text:style-name="T8">nu de l’article.<text:line-break/>La valeur précédente du titre doit être mise dans l’attribut value de l’«input».<text:line-break/>La valeur précédente du contenu doit être mise entre l’ouverture et la fermeture de la balise «textarea».<text:line-break/>À la soumission du formulaire, </text:span></text:span><text:span text:style-name="Source_20_Text"><text:span text:style-name="T12">avec un bouton «Enregistrer»</text:span></text:span><text:span text:style-name="Source_20_Text"><text:span text:style-name="T8">, enregistrez les nouvelles valeurs dans la base.</text:span></text:span></text:p>
        </text:list-item>
        <text:list-item>
          <text:p text:style-name="P12"><text:span text:style-name="Source_20_Text"><text:span text:style-name="T11">Mettre le nom de la personne identifié à la place de celui de l’auteur et enregistré la date de dernière modification.</text:span></text:span></text:p>
        </text:list-item>
        <text:list-item>
          <text:p text:style-name="P11"><text:span text:style-name="Source_20_Text"><text:span text:style-name="T8">Dans votre formulaire, ajoutez la liste des catégories avec des cases à cocher (relation n-n) ou des boutons radio (relation 1-n).<text:line-break/>Voir </text:span></text:span><text:a xlink:type="simple" xlink:href="http://getbootstrap.com/css/#checkboxes-and-radios" text:style-name="Internet_20_link" text:visited-style-name="Visited_20_Internet_20_Link"><text:span text:style-name="Source_20_Text">http://getbootstrap.com/css/#checkboxes-and-radios</text:span></text:a><text:span text:style-name="Source_20_Text"><text:span text:style-name="T8"> pour le code HTML.<text:line-break/>À la soumission du formulaire, enregistrez ces informations dans la base.</text:span></text:span></text:p>
        </text:list-item>
        <text:list-item>
          <text:p text:style-name="P13"><text:span text:style-name="Source_20_Text"><text:span text:style-name="T12">Ajoutez dans votre table un champ «actif» dont la valeur par défaut est 0 </text:span></text:span><text:soft-page-break/><text:span text:style-name="Source_20_Text"><text:span text:style-name="T12">(brouillon).<text:line-break/>Sur votre formulaire, ajouter un bouton «Publier» et faites en sorte que lors de la soumission du formulaire avec le bouton «Publier», le champs «actif» passe à 1.</text:span></text:span></text:p>
        </text:list-item>
        <text:list-item>
          <text:p text:style-name="P14"><text:span text:style-name="Source_20_Text"><text:span text:style-name="T13">Si l’article est publié, les boutons doivent être «Enregistrer» </text:span></text:span><text:span text:style-name="Source_20_Text"><text:span text:style-name="T14">(le statut reste à 1)</text:span></text:span><text:span text:style-name="Source_20_Text"><text:span text:style-name="T13"> et «Enregistrer comme brouillon» </text:span></text:span><text:span text:style-name="Source_20_Text"><text:span text:style-name="T14">(le statut repasse à 0)</text:span></text:span></text:p>
        </text:list-item>
        <text:list-item>
          <text:p text:style-name="P13"><text:span text:style-name="Source_20_Text"><text:span text:style-name="T12">Faites en sorte que vos pages index.php et category.php n’affiche que les articles dont le statut est à 1 </text:span></text:span><text:span text:style-name="Source_20_Text"><text:span text:style-name="T14">(publié)</text:span></text:span><text:span text:style-name="Source_20_Text"><text:span text:style-name="T12">.</text:span></text:span></text:p>
        </text:list-item>
        <text:list-item>
          <text:p text:style-name="P15"><text:span text:style-name="Source_20_Text"><text:span text:style-name="T16">Que se passe-t-il si plusieurs personnes modifie l’article en même temps ? Comment peut-on résoudre ce problème ?</text:span></text:span></text:p>
        </text:list-item>
      </text:list>
      <text:p text:style-name="P26"/>
      <text:h text:style-name="Heading_20_3" text:outline-level="3">Question 2. Identification </text:h>
      <text:p text:style-name="P26"/>
      <text:list xml:id="list135738749015326" text:continue-numbering="true" text:style-name="L4">
        <text:list-item>
          <text:p text:style-name="P18"><text:span text:style-name="Source_20_Text"><text:span text:style-name="T5">Ajoutez une table «utilisateur» à votre base de données.</text:span></text:span></text:p>
        </text:list-item>
        <text:list-item>
          <text:p text:style-name="P18"><text:span text:style-name="Source_20_Text"><text:span text:style-name="T5">Créez un fichier «login.php» contenant un champs «login» et un champs «mot de passe».</text:span></text:span></text:p>
        </text:list-item>
        <text:list-item>
          <text:p text:style-name="P18"><text:span text:style-name="Source_20_Text"><text:span text:style-name="T5">Lors de la soumission du formulaire, vérifiez la validité du mot de passe.</text:span></text:span></text:p>
        </text:list-item>
        <text:list-item>
          <text:p text:style-name="P18"><text:span text:style-name="Source_20_Text"><text:span text:style-name="T5">Stocker l’identifiant en session. </text:span></text:span><text:span text:style-name="Source_20_Text"><text:span text:style-name="T15">Voir la documentation </text:span></text:span><text:a xlink:type="simple" xlink:href="http://php.net/manual/fr/session.examples.basic.php" text:style-name="Internet_20_link" text:visited-style-name="Visited_20_Internet_20_Link"><text:span text:style-name="Source_20_Text">http://php.net/manual/fr/session.examples.basic.php</text:span></text:a><text:span text:style-name="Source_20_Text"><text:span text:style-name="T15"> </text:span></text:span></text:p>
        </text:list-item>
        <text:list-item>
          <text:p text:style-name="P18"><text:span text:style-name="Source_20_Text"><text:span text:style-name="T5">Sur toutes les pages, dans l’entête, affichez le nom de utilisateur s’il est connecté, et un lien vers le login s’il ne l’est pas.</text:span></text:span></text:p>
        </text:list-item>
        <text:list-item>
          <text:p text:style-name="P15"><text:span text:style-name="Source_20_Text"><text:span text:style-name="T7">Fait en sorte que si un utilisateur non identifi</text:span></text:span><text:span text:style-name="Source_20_Text"><text:span text:style-name="T8">é</text:span></text:span><text:span text:style-name="Source_20_Text"><text:span text:style-name="T7"> tente d’accéder à </text:span></text:span><text:span text:style-name="Source_20_Text"><text:span text:style-name="T18">la </text:span></text:span><text:span text:style-name="Source_20_Text"><text:span text:style-name="T7">page </text:span></text:span><text:span text:style-name="Source_20_Text"><text:span text:style-name="T18">de modification des articles </text:span></text:span><text:span text:style-name="Source_20_Text"><text:span text:style-name="T7">il </text:span></text:span><text:span text:style-name="Source_20_Text"><text:span text:style-name="T8">ait</text:span></text:span><text:span text:style-name="Source_20_Text"><text:span text:style-name="T7"> un message d’erreur.</text:span></text:span></text:p>
        </text:list-item>
        <text:list-item>
          <text:p text:style-name="P18"><text:span text:style-name="Source_20_Text"><text:span text:style-name="T5">Avec ce système, que ce passe-t-il si l’on change le mot de passe de l’utilisateur ?</text:span></text:span></text:p>
        </text:list-item>
        <text:list-item>
          <text:p text:style-name="P15"><text:span text:style-name="Source_20_Text"><text:span text:style-name="T6">Modifiez votre système pour résoudre ce problème.</text:span></text:span></text:p>
        </text:list-item>
        <text:list-item>
          <text:p text:style-name="P15"><text:span text:style-name="Source_20_Text"><text:span text:style-name="T9">Si ce n’est pas déjà fait, utilisez la fonction de hash bcrypt </text:span></text:span><text:span text:style-name="Source_20_Text"><text:span text:style-name="T10">avec un sel</text:span></text:span><text:span text:style-name="Source_20_Text"><text:span text:style-name="T9">. <text:s/></text:span></text:span><text:a xlink:type="simple" xlink:href="http://php.net/manual/fr/function.password-hash.php" text:style-name="Internet_20_link" text:visited-style-name="Visited_20_Internet_20_Link"><text:span text:style-name="Source_20_Text">http://php.net/manual/fr/function.password-hash.php</text:span></text:a><text:span text:style-name="Source_20_Text"><text:span text:style-name="T9"> </text:span></text:span></text:p>
        </text:list-item>
      </text:list>
      <text:p text:style-name="P16"><text:span text:style-name="Source_20_Text"><text:span text:style-name="T6"/></text:span></text:p>
      <text:h text:style-name="P37" text:outline-level="3">Question <text:span text:style-name="T49">3</text:span>. Recherche</text:h>
      <text:list xml:id="list135737419329257" text:continue-numbering="true" text:style-name="L4">
        <text:list-item>
          <text:p text:style-name="P28">Créer un fichier «search.php» <text:span text:style-name="T48">avec un formulaire </text:span>contenant <text:span text:style-name="T48">un </text:span>champs <text:span text:style-name="T47">texte destiné à la</text:span> recherche.</text:p>
        </text:list-item>
        <text:list-item>
          <text:p text:style-name="P28">Lors le la soumission de ce formulaire, faite une recherche sur l’ensemble des articles et affichez ce résultat. Donnez vos requêtes pour :</text:p>
          <text:list>
            <text:list-item>
              <text:p text:style-name="P28">rechercher dans les titres uniquement</text:p>
            </text:list-item>
            <text:list-item>
              <text:p text:style-name="P28">rechercher dans les titres et les articles</text:p>
            </text:list-item>
          </text:list>
        </text:list-item>
        <text:list-item>
          <text:p text:style-name="P29">Affichez en premier les articles dont le mot recherché est dans le titre <text:span text:style-name="T32">(requête avec «</text:span><text:span text:style-name="T25">UNION</text:span><text:span text:style-name="T32">»)</text:span></text:p>
        </text:list-item>
        <text:list-item>
          <text:p text:style-name="P28"><text:span text:style-name="Source_20_Text"><text:span text:style-name="T6">Comment votre système réagit-il avec plusieurs mots renseigné</text:span></text:span><text:span text:style-name="Source_20_Text"><text:span text:style-name="T17">s</text:span></text:span><text:span text:style-name="Source_20_Text"><text:span text:style-name="T6"> ? Modifiez votre système pour qu’il puisse prendre en compte plusieurs mots quelque soit l’ordre de ces mots. </text:span></text:span><text:span text:style-name="Source_20_Text"><text:span text:style-name="T15">Vous pouvez séparé une chaine avec la fonction explode : </text:span></text:span><text:a xlink:type="simple" xlink:href="http://php.net/manual/fr/function.explode.php" text:style-name="Internet_20_link" text:visited-style-name="Visited_20_Internet_20_Link"><text:span text:style-name="Source_20_Text">http://php.net/manual/fr/function.explode.php</text:span></text:a><text:span text:style-name="Source_20_Text"><text:span text:style-name="T15"> </text:span></text:span></text:p>
        </text:list-item>
      </text:list>
      <text:h text:style-name="Heading_20_3" text:outline-level="3"><text:span text:style-name="Source_20_Text"><text:span text:style-name="T36">Question </text:span></text:span><text:span text:style-name="Source_20_Text"><text:span text:style-name="T44">4</text:span></text:span><text:span text:style-name="Source_20_Text"><text:span text:style-name="T36">. Programmation Objet</text:span></text:span></text:h>
      <text:p text:style-name="Text_20_body"><text:span text:style-name="Source_20_Text"><text:span text:style-name="T36"/></text:span></text:p>
      <text:list xml:id="list3584445079" text:style-name="L5">
        <text:list-item>
          <text:p text:style-name="P30"><text:span text:style-name="Source_20_Text"><text:span text:style-name="T37">Créez un fichier </text:span></text:span><text:span text:style-name="Source_20_Text"><text:span text:style-name="T45">classes/</text:span></text:span><text:span text:style-name="Source_20_Text"><text:span text:style-name="T46">article.class.php</text:span></text:span><text:span text:style-name="Source_20_Text"><text:span text:style-name="T37"> dans lequel vous déclarez une classe </text:span></text:span><text:span text:style-name="Source_20_Text"><text:span text:style-name="T28">Article</text:span></text:span><text:span text:style-name="Source_20_Text"><text:span text:style-name="T37">. </text:span></text:span><text:span text:style-name="Source_20_Text"><text:span text:style-name="T39">N’oubliez pas d’inclure le fichier, dans le fichier </text:span></text:span><text:span text:style-name="Source_20_Text"><text:span text:style-name="T27">_config.php</text:span></text:span><text:span text:style-name="Source_20_Text"><text:span text:style-name="T39"> par </text:span></text:span><text:soft-page-break/><text:span text:style-name="Source_20_Text"><text:span text:style-name="T39">exemple.</text:span></text:span></text:p>
        </text:list-item>
        <text:list-item>
          <text:p text:style-name="P30"><text:span text:style-name="Source_20_Text"><text:span text:style-name="T37">Modifier l’affichage de votre article pour que pdo vous récupère un object, instance de votre classe Article (</text:span></text:span><text:a xlink:type="simple" xlink:href="http://php.net/manual/fr/pdostatement.fetchall.php#example-1071" text:style-name="Internet_20_link" text:visited-style-name="Visited_20_Internet_20_Link"><text:span text:style-name="Source_20_Text"><text:span text:style-name="T37">http://php.net/manual/fr/pdostatement.fetchall.php#example-1071</text:span></text:span></text:a><text:span text:style-name="Source_20_Text"><text:span text:style-name="T37">)</text:span></text:span></text:p>
        </text:list-item>
        <text:list-item>
          <text:p text:style-name="P31"><text:span text:style-name="Source_20_Text"><text:span text:style-name="T38">Dans votre classe, ajoutez une méthode </text:span></text:span><text:span text:style-name="Source_20_Text"><text:span text:style-name="T26">getFormatedDate</text:span></text:span><text:span text:style-name="Source_20_Text"><text:span text:style-name="T38"> renvoyant la date de l’article au format </text:span></text:span><text:span text:style-name="Source_20_Text"><text:span text:style-name="T40">«</text:span></text:span><text:span text:style-name="Source_20_Text"><text:span text:style-name="T29">mardi 11 avril 2017»</text:span></text:span><text:span text:style-name="Source_20_Text"><text:span text:style-name="T40">.</text:span></text:span><text:span text:style-name="Source_20_Text"><text:span text:style-name="T38"> Voir la fonction date : </text:span></text:span><text:a xlink:type="simple" xlink:href="http://fr.php.net/manual/en/function.date.php" text:style-name="Internet_20_link" text:visited-style-name="Visited_20_Internet_20_Link"><text:span text:style-name="Source_20_Text"><text:span text:style-name="T38">http://fr.php.net/manual/en/function.date.php</text:span></text:span></text:a><text:span text:style-name="Source_20_Text"><text:span text:style-name="T38"> </text:span></text:span><text:span text:style-name="Source_20_Text"><text:span text:style-name="T39">Affichez la date sur votre page article en utilisant cette méthode.</text:span></text:span></text:p>
        </text:list-item>
        <text:list-item>
          <text:p text:style-name="P32"><text:span text:style-name="Source_20_Text"><text:span text:style-name="T39">Créez une méthode </text:span></text:span><text:span text:style-name="Source_20_Text"><text:span text:style-name="T27">getComments</text:span></text:span><text:span text:style-name="Source_20_Text"><text:span text:style-name="T39"> qui renvoie les commentaires lié à l’article. Utilisez là pour afficher vos commentaires.</text:span></text:span></text:p>
        </text:list-item>
        <text:list-item>
          <text:p text:style-name="P32"><text:span text:style-name="Source_20_Text"><text:span text:style-name="T39">Créez une méthode </text:span></text:span><text:span text:style-name="Source_20_Text"><text:span text:style-name="T27">addComment</text:span></text:span><text:span text:style-name="Source_20_Text"><text:span text:style-name="T39"> qui permet d’ajouter un commentaire à l’article, utilisez là, à la place de ce que vous avez fait.</text:span></text:span></text:p>
        </text:list-item>
        <text:list-item>
          <text:p text:style-name="P33"><text:span text:style-name="Source_20_Text"><text:span text:style-name="T41">Créez une méthode </text:span></text:span><text:span text:style-name="Source_20_Text"><text:span text:style-name="T30">getPermalink</text:span></text:span><text:span text:style-name="Source_20_Text"><text:span text:style-name="T41"> qui renvoie l’url de l’article. Et utilisez là autant que possible.</text:span></text:span></text:p>
        </text:list-item>
      </text:list>
      <text:p text:style-name="P7"><text:span text:style-name="Source_20_Text"><text:span text:style-name="T39"/></text:span></text:p>
      <text:h text:style-name="P38" text:outline-level="3"><text:span text:style-name="Source_20_Text"><text:span text:style-name="T39">Question </text:span></text:span><text:span text:style-name="Source_20_Text"><text:span text:style-name="T44">5</text:span></text:span><text:span text:style-name="Source_20_Text"><text:span text:style-name="T39">. </text:span></text:span><text:span text:style-name="Source_20_Text"><text:span text:style-name="T41">Url</text:span></text:span></text:h>
      <text:p text:style-name="P8"><text:span text:style-name="Source_20_Text"><text:span text:style-name="T41"/></text:span></text:p>
      <text:list xml:id="list1565990319" text:style-name="L6">
        <text:list-item>
          <text:p text:style-name="P34"><text:span text:style-name="Source_20_Text"><text:span text:style-name="T41">Ajoutez un champs «slug» dans votre table article. Nous allons stocker dans ce champs un identifiant unique de l’article qui soit lisible. Par exemple si le titre de l’article est «Comment est réalisé un film d’animation 3D ?» devrait donner quelque chose comme : «comment-est-realise-un-film-danimation3d». Nous utiliserons cette valeur comme identifiant dans les URL à la place </text:span></text:span></text:p>
        </text:list-item>
        <text:list-item>
          <text:p text:style-name="P34"><text:span text:style-name="Source_20_Text"><text:span text:style-name="T41">Comment faire en sorte que la base de données vérifie l’unicité du champs ?</text:span></text:span></text:p>
        </text:list-item>
        <text:list-item>
          <text:p text:style-name="P34"><text:span text:style-name="Source_20_Text"><text:span text:style-name="T41">Au moment d’enregistrer un article, faite en sorte que ce champs se mette à jour automatiquement. </text:span></text:span><text:span text:style-name="Source_20_Text"><text:span text:style-name="T43">N’oubliez pas de vérifier l’unicité du champs ou de gérer l’erreur renvoyer par mysql.</text:span></text:span></text:p>
        </text:list-item>
        <text:list-item>
          <text:p text:style-name="P35"><text:span text:style-name="Source_20_Text"><text:span text:style-name="T41">Modifier votre </text:span></text:span><text:span text:style-name="Source_20_Text"><text:span text:style-name="T42">méthode </text:span></text:span><text:span text:style-name="Source_20_Text"><text:span text:style-name="T30">getPermalink</text:span></text:span><text:span text:style-name="Source_20_Text"><text:span text:style-name="T41"> </text:span></text:span><text:span text:style-name="Source_20_Text"><text:span text:style-name="T42">pour passer le slug en paramètre est plus l’id.</text:span></text:span></text:p>
        </text:list-item>
        <text:list-item>
          <text:p text:style-name="P35"><text:span text:style-name="Source_20_Text"><text:span text:style-name="T42">Modifier votre code pour que la page article retrouve l’article avec le slug et non avec l’i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1" svg:font-family="'Liberation Mono'"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style:writing-mode="page"/>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Ubuntu1" fo:font-family="Ubuntu" style:font-style-name="Gras"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c46c" officeooo:paragraph-rsid="000ec46c"/>
    </style:style>
    <style:style style:name="MT1" style:family="text">
      <style:text-properties officeooo:rsid="00521f32"/>
    </style:style>
    <style:style style:name="MT2" style:family="text">
      <style:text-properties officeooo:rsid="007e64c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text:span text:style-name="MT1">P</text:span> <text:span text:style-name="MT2">5</text:span> — Bases de Données<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aël Martel</meta:initial-creator>
    <meta:creation-date>2013-09-19T10:37:10</meta:creation-date>
    <meta:generator>LibreOffice/5.4.2.2$Linux_X86_64 LibreOffice_project/40m0$Build-2</meta:generator>
    <dc:date>2017-12-19T13:57:36.624381574</dc:date>
    <dc:creator>Nathanaël Martel</dc:creator>
    <meta:editing-duration>PT11H35M48S</meta:editing-duration>
    <meta:editing-cycles>86</meta:editing-cycles>
    <meta:document-statistic meta:table-count="0" meta:image-count="0" meta:object-count="0" meta:page-count="3" meta:paragraph-count="56" meta:word-count="1005" meta:character-count="6385" meta:non-whitespace-character-count="5466"/>
  </office:meta>
</office:document-meta>
</file>